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bc5d" officeooo:paragraph-rsid="000fbc5d"/>
    </style:style>
    <style:style style:name="P2" style:family="paragraph" style:parent-style-name="Standard">
      <style:text-properties officeooo:rsid="000fbc5d" officeooo:paragraph-rsid="00143633"/>
    </style:style>
    <style:style style:name="P3" style:family="paragraph" style:parent-style-name="Standard">
      <style:text-properties officeooo:rsid="0011a193" officeooo:paragraph-rsid="0011a193"/>
    </style:style>
    <style:style style:name="P4" style:family="paragraph" style:parent-style-name="Standard">
      <style:text-properties officeooo:rsid="0011a193" officeooo:paragraph-rsid="00143633"/>
    </style:style>
    <style:style style:name="P5" style:family="paragraph" style:parent-style-name="Standard">
      <style:text-properties officeooo:rsid="000fbc5d" officeooo:paragraph-rsid="000fbc5d"/>
    </style:style>
    <style:style style:name="P6" style:family="paragraph" style:parent-style-name="Standard">
      <style:text-properties officeooo:rsid="0018563d" officeooo:paragraph-rsid="0018563d"/>
    </style:style>
    <style:style style:name="T1" style:family="text">
      <style:text-properties officeooo:rsid="0010ad56"/>
    </style:style>
    <style:style style:name="T2" style:family="text">
      <style:text-properties officeooo:rsid="0011a193"/>
    </style:style>
    <style:style style:name="T3" style:family="text">
      <style:text-properties officeooo:rsid="00122a69"/>
    </style:style>
    <style:style style:name="T4" style:family="text">
      <style:text-properties officeooo:rsid="001436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ar a ver qué hace GO al tratar de borrar un archivo que se está leyendo</text:p>
      <text:p text:style-name="P3"/>
      <text:p text:style-name="P3"/>
      <text:p text:style-name="P1"/>
      <text:p text:style-name="P1">SNAFU</text:p>
      <text:p text:style-name="P1">- Post: <text:span text:style-name="T4">Normal</text:span></text:p>
      <text:p text:style-name="P1">- Delete: <text:span text:style-name="T4">Normal</text:span></text:p>
      <text:p text:style-name="P1">- Put: <text:span text:style-name="T4">Normal</text:span></text:p>
      <text:p text:style-name="P1">- Get: <text:span text:style-name="T4">Normal</text:span></text:p>
      <text:p text:style-name="P1"/>
      <text:p text:style-name="P1"/>
      <text:p text:style-name="P1"/>
      <text:p text:style-name="P1">UPSCALE</text:p>
      <text:p text:style-name="P1"><text:tab/>No se puede cancelar <text:span text:style-name="T1">salvo por server error</text:span></text:p>
      <text:p text:style-name="P1">- Post: <text:span text:style-name="T2">normal</text:span></text:p>
      <text:p text:style-name="P1">- Delete: <text:span text:style-name="T3">normal</text:span></text:p>
      <text:p text:style-name="P1">- Put: <text:span text:style-name="T3">normal</text:span></text:p>
      <text:p text:style-name="P1">- Get: <text:span text:style-name="T3">normal</text:span></text:p>
      <text:p text:style-name="P1"><text:tab/><text:span text:style-name="T1">1- OP se emite la orden de aumentar el sts</text:span></text:p>
      <text:p text:style-name="P1"><text:tab/><text:span text:style-name="T1">2- TASK se espera hasta que el pod nuevo está corriendo</text:span></text:p>
      <text:p text:style-name="P1"><text:tab/><text:span text:style-name="T3">3- OP Se habilita la nueva celda como target para contenido y se aumenta el tamaño del almacenamiento</text:span></text:p>
      <text:p text:style-name="P1"><text:tab/><text:span text:style-name="T3">4- GOTO SNAFU</text:span></text:p>
      <text:p text:style-name="P1"/>
      <text:p text:style-name="P1"/>
      <text:p text:style-name="P1"/>
      <text:p text:style-name="P1">DRAIN</text:p>
      <text:p text:style-name="P1">-<text:span text:style-name="T1">Post: normal</text:span></text:p>
      <text:p text:style-name="P2">-<text:span text:style-name="T2">Delete: lo podemos dejar normal</text:span></text:p>
      <text:p text:style-name="P4"><text:tab/>si el archivo está en la lista de drain, y no se ha drenado demasiado, el drenador intentará acceder a un ítem inexistente: pasamos y listo (pero entonces no podemos distinguir este error de otro tipo de errores) → decírselo al controlador de drain (se quita de la lista también)</text:p>
      <text:p text:style-name="P1">-<text:span text:style-name="T2">Put: si ya ha sido movido, normal; si no, adelantar el movido y luego, normal</text:span></text:p>
      <text:p text:style-name="P3">-Get: Creo que normal</text:p>
      <text:p text:style-name="P3"/>
      <text:p text:style-name="P3">con respecto a los otros tres, si se trata de acceder a un archivo de la última celda</text:p>
      <text:p text:style-name="P3"/>
      <text:p text:style-name="P1"><text:tab/>Se puede cancelar</text:p>
      <text:p text:style-name="P1"><text:tab/>1- <text:span text:style-name="T1">OP </text:span>Se bloquea la última celda: no se puede utilizar como destino para un ítem</text:p>
      <text:p text:style-name="P1"><text:tab/>2- <text:span text:style-name="T1">TASK </text:span>Se hace una lista con todos los ítems que están en la última celda</text:p>
      <text:p text:style-name="P1"><text:tab/>3- <text:span text:style-name="T1">TASK </text:span>Se comienzan a duplicar estos ítems y se almacenan en el resto de celdas, dando prioridad a las más bajas</text:p>
      <text:p text:style-name="P1"><text:tab/><text:tab/>3.1-Cada vez que se termina la copia de un ítem , se actualiza su localización en la bbdd</text:p>
      <text:p text:style-name="P1"><text:tab/><text:tab/>3.2-Atómicamente, se acualiza en la bbdd la localización del ítem. Durante este proceso, daría igual si se accede a la celda original (la última) o a la nueva celda, ya que son copias</text:p>
      <text:p text:style-name="P1"><text:tab/><text:tab/>3.3- Si se atraviesa el umbral adecuado, se puede cancelar esta operación: pasamos a <text:span text:style-name="T2">SNAFU del tirón, ya que el sistema está siempre en un estado consistente</text:span></text:p>
      <text:p text:style-name="P1"><text:tab/>4-<text:span text:style-name="T1">OP </text:span>Una vez que se han copiado todos los archivos, <text:span text:style-name="T1">se pasa al estado DOWNSCALE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DOWNSCALE</text:p>
      <text:p text:style-name="P1">-<text:span text:style-name="T2">Post: Normal</text:span></text:p>
      <text:p text:style-name="P1">- <text:span text:style-name="T2">Delete: Normal</text:span></text:p>
      <text:p text:style-name="P1">- <text:span text:style-name="T2">Put: Normal</text:span></text:p>
      <text:p text:style-name="P1">- <text:span text:style-name="T2">Get: Normal</text:span></text:p>
      <text:p text:style-name="P1"><text:tab/><text:tab/><text:span text:style-name="T1">No se puede cancelar salvo por server error</text:span></text:p>
      <text:p text:style-name="P1"><text:tab/><text:span text:style-name="T1">1- OP se emite la orden de reducit el sts</text:span></text:p>
      <text:p text:style-name="P1"><text:tab/><text:span text:style-name="T1">2- TASK se espera hasta que el pod desaparece</text:span></text:p>
      <text:p text:style-name="P1"><text:tab/><text:span text:style-name="T1">3- OP se emite la orden de borrar el pvc</text:span></text:p>
      <text:p text:style-name="P1"><text:tab/><text:span text:style-name="T1">4- TASK se espera al borrado</text:span></text:p>
      <text:p text:style-name="P1"><text:tab/><text:span text:style-name="T1">5- GOTO SNAFU</text:span></text:p>
      <text:p text:style-name="P1"/>
      <text:p text:style-name="P1"/>
      <text:p text:style-name="P6">Durante las horas de noche locales:</text:p>
      <text:p text:style-name="P6"/>
      <text:p text:style-name="P6"><text:tab/>Sync():</text:p>
      <text:p text:style-name="P6"/>
      <text:p text:style-name="P6"><text:tab/>DB Sweep: para cada entrada de directorio en la bbdd, mirar si el ítem está en la celda indicada. Si no, borrar la entrada</text:p>
      <text:p text:style-name="P6"/>
      <text:p text:style-name="P6"><text:tab/>Filesystem Sweep: para cada ítem que esté en una celda, comprobar si hay una correspondencia en la base de datos. Si no, borrar el í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0:09:37.699922561</meta:creation-date>
    <dc:date>2019-06-12T07:48:50.104123652</dc:date>
    <meta:editing-duration>PT2H2M50S</meta:editing-duration>
    <meta:editing-cycles>5</meta:editing-cycles>
    <meta:generator>LibreOffice/6.1.2.1$MacOSX_X86_64 LibreOffice_project/65905a128db06ba48db947242809d14d3f9a93fe</meta:generator>
    <meta:document-statistic meta:table-count="0" meta:image-count="0" meta:object-count="0" meta:page-count="2" meta:paragraph-count="46" meta:word-count="451" meta:character-count="2358" meta:non-whitespace-character-count="1926"/>
  </office:meta>
</office:document-meta>
</file>